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 style:font-pitch="variable"/>
    <style:font-face style:name="OpenSans1" svg:font-family="OpenSans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20cb7c"/>
    </style:style>
    <style:style style:name="gr3" style:family="graphic" style:parent-style-name="standard">
      <style:graphic-properties draw:stroke="none" draw:fill="solid" draw:fill-color="#ebebe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48cm" fo:min-width="0.44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ebebeb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2.25cm" fo:min-width="7.19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2.193cm" fo:min-width="10.90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0.92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20cb7c"/>
    </style:style>
    <style:style style:name="P3" style:family="paragraph">
      <loext:graphic-properties draw:fill="solid" draw:fill-color="#ebebe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justify" style:writing-mode="lr-tb"/>
    </style:style>
    <style:style style:name="P9" style:family="paragraph">
      <loext:graphic-properties draw:fill="none"/>
      <style:paragraph-properties fo:text-align="center" style:writing-mode="lr-tb"/>
      <style:text-properties fo:font-size="9.80000019073486pt" style:font-size-asian="9.80000019073486pt" style:font-size-complex="9.80000019073486pt"/>
    </style:style>
    <style:style style:name="P10" style:family="paragraph">
      <loext:graphic-properties draw:fill="none"/>
      <style:paragraph-properties fo:text-align="start" style:writing-mode="lr-tb"/>
      <style:text-properties fo:font-size="13.5pt" style:font-size-asian="13.5pt" style:font-size-complex="13.5pt"/>
    </style:style>
    <style:style style:name="P11" style:family="paragraph">
      <loext:graphic-properties draw:fill="none"/>
      <style:text-properties fo:font-size="26.2000007629395pt" style:font-size-asian="26.2000007629395pt" style:font-size-complex="26.2000007629395pt"/>
    </style:style>
    <style:style style:name="T1" style:family="text">
      <style:text-properties fo:color="#ffffff" loext:opacity="100%" style:font-name="OpenSans1" fo:font-size="12.8000001907349pt" fo:font-weight="normal" style:font-size-asian="12.8000001907349pt" style:font-weight-asian="normal" style:font-name-complex="OpenSans1" style:font-size-complex="12.8000001907349pt" style:font-weight-complex="normal"/>
    </style:style>
    <style:style style:name="T2" style:family="text">
      <style:text-properties fo:color="#ffffff" loext:opacity="100%" style:font-name="OpenSans1" fo:font-size="9pt" fo:font-style="italic" fo:font-weight="normal" style:font-size-asian="9pt" style:font-style-asian="italic" style:font-weight-asian="normal" style:font-name-complex="OpenSans1" style:font-size-complex="9pt" style:font-style-complex="italic" style:font-weight-complex="normal"/>
    </style:style>
    <style:style style:name="T3" style:family="text">
      <style:text-properties fo:color="#20cb7c" loext:opacity="100%" style:font-name="OpenSans1" fo:font-size="13.5pt" fo:font-weight="normal" style:font-size-asian="13.5pt" style:font-weight-asian="normal" style:font-name-complex="OpenSans1" style:font-size-complex="13.5pt" style:font-weight-complex="normal"/>
    </style:style>
    <style:style style:name="T4" style:family="text">
      <style:text-properties fo:color="#333333" loext:opacity="100%" style:font-name="OpenSans1" fo:font-size="9.80000019073486pt" fo:font-weight="bold" style:font-size-asian="9.80000019073486pt" style:font-weight-asian="bold" style:font-name-complex="OpenSans1" style:font-size-complex="9.80000019073486pt" style:font-weight-complex="bold"/>
    </style:style>
    <style:style style:name="T5" style:family="text">
      <style:text-properties fo:color="#333333" loext:opacity="100%" style:font-name="OpenSans1" fo:font-size="9.80000019073486pt" fo:font-weight="normal" style:font-size-asian="9.80000019073486pt" style:font-weight-asian="normal" style:font-name-complex="OpenSans1" style:font-size-complex="9.80000019073486pt" style:font-weight-complex="normal"/>
    </style:style>
    <style:style style:name="T6" style:family="text">
      <style:text-properties fo:color="#777777" loext:opacity="100%" style:font-name="OpenSans1" fo:font-size="9.80000019073486pt" fo:font-style="normal" style:text-underline-style="none" fo:font-weight="normal" style:font-size-asian="9.80000019073486pt" style:font-style-asian="normal" style:font-weight-asian="normal" style:font-name-complex="OpenSans1" style:font-size-complex="9.80000019073486pt" style:font-style-complex="normal" style:font-weight-complex="normal"/>
    </style:style>
    <style:style style:name="T7" style:family="text">
      <style:text-properties fo:color="#333333" loext:opacity="100%" style:font-name="OpenSans1" fo:font-size="9.80000019073486pt" fo:font-style="italic" fo:font-weight="normal" style:font-size-asian="9.80000019073486pt" style:font-style-asian="italic" style:font-weight-asian="normal" style:font-name-complex="OpenSans1" style:font-size-complex="9.80000019073486pt" style:font-style-complex="italic" style:font-weight-complex="normal"/>
    </style:style>
    <style:style style:name="T8" style:family="text">
      <style:text-properties fo:color="#333333" loext:opacity="100%" style:font-name="OpenSans1" fo:font-size="9.80000019073486pt" fo:font-style="normal" style:text-underline-style="none" fo:font-weight="normal" style:font-size-asian="9.80000019073486pt" style:font-style-asian="normal" style:font-weight-asian="normal" style:font-name-complex="OpenSans1" style:font-size-complex="9.80000019073486pt" style:font-style-complex="normal" style:font-weight-complex="normal"/>
    </style:style>
    <style:style style:name="T9" style:family="text">
      <style:text-properties fo:color="#20cb7c" loext:opacity="100%" style:font-name="OpenSans1" fo:font-size="13.5pt" fo:font-style="italic" fo:font-weight="normal" style:font-size-asian="13.5pt" style:font-style-asian="italic" style:font-weight-asian="normal" style:font-name-complex="OpenSans1" style:font-size-complex="13.5pt" style:font-style-complex="italic" style:font-weight-complex="normal"/>
    </style:style>
    <style:style style:name="T10" style:family="text">
      <style:text-properties fo:color="#777777" loext:opacity="100%" style:font-name="OpenSans1" fo:font-size="9.80000019073486pt" fo:font-style="italic" fo:font-weight="normal" style:font-size-asian="9.80000019073486pt" style:font-style-asian="italic" style:font-weight-asian="normal" style:font-name-complex="OpenSans1" style:font-size-complex="9.80000019073486pt" style:font-style-complex="italic" style:font-weight-complex="normal"/>
    </style:style>
    <style:style style:name="T11" style:family="text">
      <style:text-properties fo:color="#333333" loext:opacity="100%" style:font-name="OpenSans1" fo:font-size="10.5pt" fo:font-style="italic" fo:font-weight="normal" style:font-size-asian="10.5pt" style:font-style-asian="italic" style:font-weight-asian="normal" style:font-name-complex="OpenSans1" style:font-size-complex="10.5pt" style:font-style-complex="italic" style:font-weight-complex="normal"/>
    </style:style>
    <style:style style:name="T12" style:family="text">
      <style:text-properties fo:color="#777777" loext:opacity="100%" style:font-name="OpenSans1" fo:font-size="9.80000019073486pt" fo:font-weight="normal" style:font-size-asian="9.80000019073486pt" style:font-weight-asian="normal" style:font-name-complex="OpenSans1" style:font-size-complex="9.80000019073486pt" style:font-weight-complex="normal"/>
    </style:style>
    <style:style style:name="T13" style:family="text">
      <style:text-properties fo:color="#20cb7c" loext:opacity="100%" style:font-name="OpenSans1" fo:font-size="13.5pt" fo:font-style="normal" fo:font-weight="normal" style:font-size-asian="13.5pt" style:font-style-asian="normal" style:font-weight-asian="normal" style:font-name-complex="OpenSans1" style:font-size-complex="13.5pt" style:font-style-complex="normal" style:font-weight-complex="normal"/>
    </style:style>
    <style:style style:name="T14" style:family="text">
      <style:text-properties fo:color="#ffffff" loext:opacity="100%" style:font-name="OpenSans1" fo:font-size="26.2000007629395pt" fo:font-weight="350" style:font-size-asian="26.2000007629395pt" style:font-weight-asian="350" style:font-name-complex="OpenSans1" style:font-size-complex="26.2000007629395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30.348cm" svg:x="0cm" svg:y="0cm" svg:viewBox="0 0 20991 30349" draw:points="0,0 20991,0 20991,30349 0,30349">
          <text:p/>
        </draw:polygon>
        <draw:path draw:style-name="gr1" draw:text-style-name="P1" draw:layer="layout" svg:width="20.99cm" svg:height="30.348cm" svg:x="0cm" svg:y="-0.099cm" svg:viewBox="0 0 20991 30349" svg:d="M0 30296v-30244c0-7 1-13 4-20 2-6 6-12 11-17s11-9 17-11c7-3 13-4 20-4h20886c7 0 14 1 20 4 7 2 12 6 17 11s9 11 12 17c2 7 4 13 4 20v30244c0 7-2 14-4 21-3 6-7 12-12 17s-10 8-17 11c-6 3-13 4-20 4h-20886c-7 0-13-1-20-4-6-3-12-6-17-11s-9-11-11-17c-3-7-4-14-4-21z">
          <text:p/>
        </draw:path>
        <draw:polygon draw:style-name="gr2" draw:text-style-name="P2" draw:layer="layout" svg:width="18.399cm" svg:height="4.653cm" svg:x="1.295cm" svg:y="1.506cm" svg:viewBox="0 0 18400 4654" draw:points="0,0 18400,0 18400,4654 0,4654">
          <text:p/>
        </draw:polygon>
        <draw:path draw:style-name="gr3" draw:text-style-name="P3" draw:layer="layout" svg:width="0.841cm" svg:height="0.471cm" svg:x="4.597cm" svg:y="5.803cm" svg:viewBox="0 0 842 472" svg:d="M831 418l-387-409c-12-12-33-12-45 0l-390 412c-9 8-11 21-6 33 5 11 16 18 29 18h779c17 0 31-14 31-31 0-9-4-17-11-23z">
          <text:p/>
        </draw:path>
        <draw:polygon draw:style-name="gr2" draw:text-style-name="P2" draw:layer="layout" svg:width="18.399cm" svg:height="1.11cm" svg:x="1.295cm" svg:y="2.432cm" svg:viewBox="0 0 18400 1111" draw:points="0,0 18400,0 18400,1111 0,1111">
          <text:p/>
        </draw:polygon>
        <draw:polygon draw:style-name="gr2" draw:text-style-name="P2" draw:layer="layout" svg:width="18.399cm" svg:height="0.529cm" svg:x="1.295cm" svg:y="3.542cm" svg:viewBox="0 0 18400 530" draw:points="0,0 18400,0 18400,530 0,530">
          <text:p/>
        </draw:polygon>
        <draw:polygon draw:style-name="gr2" draw:text-style-name="P2" draw:layer="layout" svg:width="18.399cm" svg:height="0.37cm" svg:x="1.295cm" svg:y="4.864cm" svg:viewBox="0 0 18400 371" draw:points="0,0 18400,0 18400,371 0,371">
          <text:p/>
        </draw:polygon>
        <draw:frame draw:style-name="gr4" draw:text-style-name="P5" draw:layer="layout" svg:width="3.397cm" svg:height="0.611cm" svg:x="8.799cm" svg:y="3.485cm">
          <draw:text-box>
            <text:p text:style-name="P4"><text:span text:style-name="T1">INFORMATICIEN</text:span></text:p>
          </draw:text-box>
        </draw:frame>
        <draw:polygon draw:style-name="gr3" draw:text-style-name="P3" draw:layer="layout" svg:width="7.19cm" svg:height="22.709cm" svg:x="1.309cm" svg:y="6.29cm" svg:viewBox="0 0 7191 22710" draw:points="0,0 7191,0 7191,22710 0,22710">
          <text:p/>
        </draw:polygon>
        <draw:polygon draw:style-name="gr3" draw:text-style-name="P3" draw:layer="layout" svg:width="5.076cm" svg:height="1.612cm" svg:x="2.352cm" svg:y="7.217cm" svg:viewBox="0 0 5077 1613" draw:points="0,0 5077,0 5077,1613 0,1613">
          <text:p/>
        </draw:polygon>
        <draw:polygon draw:style-name="gr3" draw:text-style-name="P3" draw:layer="layout" svg:width="5.076cm" svg:height="0.555cm" svg:x="2.352cm" svg:y="7.217cm" svg:viewBox="0 0 5077 556" draw:points="0,0 5077,0 5077,556 0,556">
          <text:p/>
        </draw:polygon>
        <draw:polygon draw:style-name="gr3" draw:text-style-name="P3" draw:layer="layout" svg:width="5.076cm" svg:height="0.397cm" svg:x="2.352cm" svg:y="8.036cm" svg:viewBox="0 0 5077 398" draw:points="0,0 5077,0 5077,398 0,398">
          <text:p/>
        </draw:polygon>
        <draw:polygon draw:style-name="gr3" draw:text-style-name="P3" draw:layer="layout" svg:width="5.076cm" svg:height="2.142cm" svg:x="2.352cm" svg:y="9.622cm" svg:viewBox="0 0 5077 2143" draw:points="0,0 5077,0 5077,2143 0,2143">
          <text:p/>
        </draw:polygon>
        <draw:polygon draw:style-name="gr3" draw:text-style-name="P3" draw:layer="layout" svg:width="5.076cm" svg:height="1.322cm" svg:x="2.352cm" svg:y="10.442cm" svg:viewBox="0 0 5077 1323" draw:points="0,0 5077,0 5077,1323 0,1323">
          <text:p/>
        </draw:polygon>
        <draw:polygon draw:style-name="gr3" draw:text-style-name="P3" draw:layer="layout" svg:width="5.076cm" svg:height="1.216cm" svg:x="2.352cm" svg:y="23.237cm" svg:viewBox="0 0 5077 1217" draw:points="0,0 5077,0 5077,1217 0,1217">
          <text:p/>
        </draw:polygon>
        <draw:polygon draw:style-name="gr3" draw:text-style-name="P3" draw:layer="layout" svg:width="5.076cm" svg:height="0.555cm" svg:x="2.352cm" svg:y="25.246cm" svg:viewBox="0 0 5077 556" draw:points="0,0 5077,0 5077,556 0,556">
          <text:p/>
        </draw:polygon>
        <draw:frame draw:style-name="gr5" draw:text-style-name="P6" draw:layer="layout" svg:width="9.828cm" svg:height="0.433cm" svg:x="5.772cm" svg:y="4.816cm">
          <draw:text-box>
            <text:p text:style-name="P4"><text:span text:style-name="T2">Passionné d'informatique hardware &amp; software depuis 12 ans déjà</text:span></text:p>
          </draw:text-box>
        </draw:frame>
        <draw:polygon draw:style-name="gr3" draw:text-style-name="P3" draw:layer="layout" svg:width="5.076cm" svg:height="0.396cm" svg:x="2.352cm" svg:y="10.442cm" svg:viewBox="0 0 5077 397" draw:points="0,0 5077,0 5077,397 0,397">
          <text:p/>
        </draw:polygon>
        <draw:polygon draw:style-name="gr3" draw:text-style-name="P3" draw:layer="layout" svg:width="1.296cm" svg:height="0.396cm" svg:x="2.352cm" svg:y="10.442cm" svg:viewBox="0 0 1297 397" draw:points="0,0 1297,0 1297,397 0,397">
          <text:p/>
        </draw:polygon>
        <draw:polygon draw:style-name="gr3" draw:text-style-name="P3" draw:layer="layout" svg:width="0.238cm" svg:height="0.396cm" svg:x="3.648cm" svg:y="10.442cm" svg:viewBox="0 0 239 397" draw:points="0,0 239,0 239,397 0,397">
          <text:p/>
        </draw:polygon>
        <draw:polygon draw:style-name="gr3" draw:text-style-name="P3" draw:layer="layout" svg:width="1.295cm" svg:height="0.396cm" svg:x="3.886cm" svg:y="10.442cm" svg:viewBox="0 0 1296 397" draw:points="0,0 1296,0 1296,397 0,397">
          <text:p/>
        </draw:polygon>
        <draw:polygon draw:style-name="gr3" draw:text-style-name="P3" draw:layer="layout" svg:width="5.076cm" svg:height="0.396cm" svg:x="2.352cm" svg:y="11.103cm" svg:viewBox="0 0 5077 397" draw:points="0,0 5077,0 5077,397 0,397">
          <text:p/>
        </draw:polygon>
        <draw:polygon draw:style-name="gr3" draw:text-style-name="P3" draw:layer="layout" svg:width="1.111cm" svg:height="0.396cm" svg:x="2.352cm" svg:y="11.103cm" svg:viewBox="0 0 1112 397" draw:points="0,0 1112,0 1112,397 0,397">
          <text:p/>
        </draw:polygon>
        <draw:polygon draw:style-name="gr3" draw:text-style-name="P3" draw:layer="layout" svg:width="0.238cm" svg:height="0.396cm" svg:x="3.463cm" svg:y="11.103cm" svg:viewBox="0 0 239 397" draw:points="0,0 239,0 239,397 0,397">
          <text:p/>
        </draw:polygon>
        <draw:polygon draw:style-name="gr3" draw:text-style-name="P3" draw:layer="layout" svg:width="2.141cm" svg:height="0.396cm" svg:x="3.701cm" svg:y="11.103cm" svg:viewBox="0 0 2142 397" draw:points="0,0 2142,0 2142,397 0,397">
          <text:p/>
        </draw:polygon>
        <draw:polygon draw:style-name="gr3" draw:text-style-name="P3" draw:layer="layout" svg:width="1.111cm" svg:height="0.475cm" svg:x="6.291cm" svg:y="26.066cm" svg:viewBox="0 0 1112 476" draw:points="0,0 1112,0 1112,476 0,476">
          <text:p/>
        </draw:polygon>
        <draw:polygon draw:style-name="gr3" draw:text-style-name="P3" draw:layer="layout" svg:width="0.952cm" svg:height="0.476cm" svg:x="2.352cm" svg:y="26.541cm" svg:viewBox="0 0 953 477" draw:points="0,0 953,0 953,477 0,477">
          <text:p/>
        </draw:polygon>
        <draw:polygon draw:style-name="gr3" draw:text-style-name="P3" draw:layer="layout" svg:width="2.089cm" svg:height="0.476cm" svg:x="2.352cm" svg:y="13.376cm" svg:viewBox="0 0 2090 477" draw:points="0,0 2090,0 2090,477 0,477">
          <text:p/>
        </draw:polygon>
        <draw:polygon draw:style-name="gr6" draw:text-style-name="P3" draw:layer="layout" svg:width="2.538cm" svg:height="0.476cm" svg:x="2.352cm" svg:y="13.852cm" svg:viewBox="0 0 2539 477" draw:points="0,0 2539,0 2539,477 0,477">
          <text:p/>
        </draw:polygon>
        <draw:frame draw:style-name="gr7" draw:text-style-name="P9" draw:layer="layout" svg:width="7.192cm" svg:height="22.25cm" svg:x="1.308cm" svg:y="6.75cm">
          <draw:text-box>
            <text:p text:style-name="P7"><text:span text:style-name="T3">CONTACT</text:span></text:p>
            <text:p text:style-name="P7"><text:span text:style-name="T4">Mail :</text:span><text:span text:style-name="T5"> </text:span><text:span text:style-name="T5"><text:a xlink:href="mailto:mederic@cossu.tech" xlink:type="simple">mederic@cossu.tech</text:a></text:span></text:p>
            <text:p text:style-name="P7"><text:span text:style-name="T4">Tél :</text:span><text:span text:style-name="T5"> 06.42.08.58.80</text:span></text:p>
            <text:p text:style-name="P7"><text:span text:style-name="T4">Site :</text:span><text:span text:style-name="T5"> </text:span><text:span text:style-name="T5"><text:a xlink:href="https://www.cossu.tech/" xlink:type="simple">https://www.cossu.tech</text:a></text:span></text:p>
            <text:p text:style-name="P4"><text:span text:style-name="T5"/></text:p>
            <text:p text:style-name="P4"><text:span text:style-name="T5"/></text:p>
            <text:p text:style-name="P7"><text:span text:style-name="T3">LANGUES</text:span></text:p>
            <text:p text:style-name="P7"><text:span text:style-name="T5">Français : Courant</text:span></text:p>
            <text:p text:style-name="P7"><text:span text:style-name="T5">Anglais : Intermédiaire</text:span></text:p>
            <text:p text:style-name="P4"><text:span text:style-name="T5"/></text:p>
            <text:p text:style-name="P4"><text:span text:style-name="T5"/></text:p>
            <text:p text:style-name="P7"><text:span text:style-name="T3">COMPÉTENCES</text:span></text:p>
            <text:p text:style-name="P7"><text:span text:style-name="T6">Niveau : Expert</text:span></text:p>
            <text:p text:style-name="P7"><text:span text:style-name="T6"/></text:p>
            <text:p text:style-name="P8"><text:span text:style-name="T5">- Installation &amp; maintenance de matériel</text:span></text:p>
            <text:p text:style-name="P8"><text:span text:style-name="T7"><text:tab/></text:span><text:span text:style-name="T7">(Serveur, Switch, Pc, Imprimante)</text:span></text:p>
            <text:p text:style-name="P8"><text:span text:style-name="T6"/></text:p>
            <text:p text:style-name="P7"><text:span text:style-name="T6">Niveau : Avancé</text:span></text:p>
            <text:p text:style-name="P7"><text:span text:style-name="T8"/></text:p>
            <text:p text:style-name="P4"><text:span text:style-name="T5">- Administration des serveurs</text:span></text:p>
            <text:p text:style-name="P4"><text:span text:style-name="T5"><text:tab/></text:span><text:span text:style-name="T7">(Windows, Linux)</text:span></text:p>
            <text:p text:style-name="P4"><text:span text:style-name="T7"/></text:p>
            <text:p text:style-name="P4"><text:span text:style-name="T5">- Administration des Réseaux</text:span></text:p>
            <text:p text:style-name="P4"><text:span text:style-name="T5"><text:tab/></text:span><text:span text:style-name="T7">(Routage HSRP, Vlan, Cisco)</text:span></text:p>
            <text:p text:style-name="P4"><text:span text:style-name="T7"/></text:p>
            <text:p text:style-name="P4"><text:span text:style-name="T5">- Virtualisation Type 1 &amp; 2</text:span></text:p>
            <text:p text:style-name="P4"><text:span text:style-name="T5"><text:tab/></text:span><text:span text:style-name="T7">(Docker, vSphere, Hyper-V)</text:span></text:p>
            <text:p text:style-name="P4"><text:span text:style-name="T8"/></text:p>
            <text:p text:style-name="P7"><text:span text:style-name="T6">Niveau : Intermédiaire</text:span></text:p>
            <text:p text:style-name="P7"><text:span text:style-name="T6"/></text:p>
            <text:p text:style-name="P4"><text:span text:style-name="T5">- Programmation informatique</text:span></text:p>
            <text:p text:style-name="P4"><text:span text:style-name="T5"><text:tab/></text:span><text:span text:style-name="T7">(Python, React JS, Lua, Github)</text:span></text:p>
            <text:p text:style-name="P4"><text:span text:style-name="T7"/></text:p>
            <text:p text:style-name="P4"><text:span text:style-name="T5">- Sécurité informatique</text:span></text:p>
            <text:p text:style-name="P4"><text:span text:style-name="T5"><text:tab/></text:span><text:span text:style-name="T7">(Owasp, Pentest, Analyse de trame)</text:span></text:p>
            <text:p text:style-name="P4"><text:span text:style-name="T7"/></text:p>
            <text:p text:style-name="P4"><text:span text:style-name="T7">- Gestion des basse de <text:s/>données </text:span></text:p>
            <text:p text:style-name="P4"><text:span text:style-name="T7"><text:tab/></text:span><text:span text:style-name="T7"> </text:span><text:span text:style-name="T7">(Mysql, PhpMyAdmin)</text:span></text:p>
            <text:p text:style-name="P4"><text:span text:style-name="T7"/></text:p>
            <text:p text:style-name="P7"><text:span text:style-name="T9">CENTRES D'INTÉRÊT</text:span></text:p>
            <text:p text:style-name="P7"><text:span text:style-name="T7">- Gaming </text:span><text:span text:style-name="T7"><text:line-break/></text:span><text:span text:style-name="T7">- Course à pied</text:span></text:p>
            <text:p text:style-name="P7"><text:span text:style-name="T7">- Docker et Ansible</text:span></text:p>
            <text:p text:style-name="P7"><text:span text:style-name="T7">- Traduction de projet informatique</text:span></text:p>
          </draw:text-box>
        </draw:frame>
        <draw:frame draw:style-name="gr8" draw:text-style-name="P10" draw:layer="layout" svg:width="11.047cm" svg:height="22.193cm" svg:x="9.25cm" svg:y="6.807cm">
          <draw:text-box>
            <text:p text:style-name="P4"><text:span text:style-name="T3">EXPÉRIENCES PROFESSIONNELLES</text:span></text:p>
            <text:p text:style-name="P4"><text:span text:style-name="T3"/></text:p>
            <text:p text:style-name="P4"><text:span text:style-name="T10">11/2021</text:span><text:span text:style-name="T7"> – </text:span><text:span text:style-name="T10">02/2022 </text:span><text:span text:style-name="T7">: </text:span><text:span text:style-name="T10">GRETA MTI (77)</text:span></text:p>
            <text:p text:style-name="P4"><text:span text:style-name="T11">Stage professionnel</text:span></text:p>
            <text:p text:style-name="P4"><text:span text:style-name="T7">Création de rôles Ansible</text:span></text:p>
            <text:p text:style-name="P4"><text:span text:style-name="T7">Mise en place d’annuaire OpenLDAP</text:span></text:p>
            <text:p text:style-name="P4"><text:span text:style-name="T7">Masterisation de postes</text:span></text:p>
            <text:p text:style-name="P4"><text:span text:style-name="T7">Monitoring (Zabbix, Telegraf Rsyslog)</text:span></text:p>
            <text:p text:style-name="P4"><text:span text:style-name="T7">Adaptation et mise en place des sauvegarde</text:span></text:p>
            <text:p text:style-name="P4"><text:span text:style-name="T7">Installation de serveur</text:span></text:p>
            <text:p text:style-name="P4"><text:span text:style-name="T7"/></text:p>
            <text:p text:style-name="P4"><text:span text:style-name="T7"/></text:p>
            <text:p text:style-name="P4"><text:span text:style-name="T12">02/2016</text:span><text:span text:style-name="T5"> – </text:span><text:span text:style-name="T12">01/2018 </text:span><text:span text:style-name="T5">: </text:span><text:span text:style-name="T12">ASSISTANCE PUBLIQUE HÔPITAUX DE PARIS (75)</text:span></text:p>
            <text:p text:style-name="P4"><text:span text:style-name="T11">Intervenant utilisateur poste de travail</text:span></text:p>
            <text:p text:style-name="P4"><text:span text:style-name="T7">Maintenance et amélioration de parc informatique (+300 machines)</text:span></text:p>
            <text:p text:style-name="P4"><text:span text:style-name="T7">Maintenance des serveurs (Windows Seveur, Linux, HP-UX) </text:span><text:span text:style-name="T7"><text:line-break/></text:span><text:span text:style-name="T7">Migration réseau vers une nouvelle infrastructure réseau</text:span></text:p>
            <text:p text:style-name="P4"><text:span text:style-name="T7">Gestion des stocks et des commandes</text:span></text:p>
            <text:p text:style-name="P4"><text:span text:style-name="T7"/></text:p>
            <text:p text:style-name="P4"><text:span text:style-name="T7"/></text:p>
            <text:p text:style-name="P4"><text:span text:style-name="T10">06/2015</text:span><text:span text:style-name="T7"> – </text:span><text:span text:style-name="T10">01/2016 </text:span><text:span text:style-name="T7">: </text:span><text:span text:style-name="T10">D.H.S <text:s/>(SS2i) (95)</text:span></text:p>
            <text:p text:style-name="P4"><text:span text:style-name="T11">Technicien Support informatique Niveau 1 et Niveau 2</text:span></text:p>
            <text:p text:style-name="P4"><text:span text:style-name="T7">Création et résolution de ticket d’incidents</text:span></text:p>
            <text:p text:style-name="P4"><text:span text:style-name="T7">Migration Windows </text:span><text:span text:style-name="T7"><text:line-break/></text:span><text:span text:style-name="T7">Mise en place &amp; maintenance de matériels informatique</text:span></text:p>
            <text:p text:style-name="P4"><text:span text:style-name="T7"/></text:p>
            <text:p text:style-name="P4"><text:span text:style-name="T7"/></text:p>
            <text:p text:style-name="P4"><text:span text:style-name="T10">09/2011</text:span><text:span text:style-name="T7"> – </text:span><text:span text:style-name="T10">06/2013 </text:span><text:span text:style-name="T7">: </text:span><text:span text:style-name="T10">SERILEC Cesson (77)</text:span></text:p>
            <text:p text:style-name="P4"><text:span text:style-name="T11">Apprentie électricien</text:span></text:p>
            <text:p text:style-name="P4"><text:span text:style-name="T7">Installation de réseau ﬁlaire (Électrique, incendie &amp; informatique) </text:span><text:span text:style-name="T7"><text:line-break/></text:span><text:span text:style-name="T7">Mise en place de contrôle d'accès (Banque, Maison de retraite)</text:span></text:p>
            <text:p text:style-name="P4"><text:span text:style-name="T7"/></text:p>
            <text:p text:style-name="P4"><text:span text:style-name="T13">FORMATIONS</text:span></text:p>
            <text:p text:style-name="P4"><text:span text:style-name="T10">2021 Greta gmi (77)</text:span></text:p>
            <text:p text:style-name="P4"><text:span text:style-name="T11">BTS SIO-SISR</text:span></text:p>
            <text:p text:style-name="P4"><text:span text:style-name="T7">Support et mise à disposition de services informatiques</text:span></text:p>
            <text:p text:style-name="P4"><text:span text:style-name="T7">Cybersécurité des services informatiques Administration des</text:span></text:p>
            <text:p text:style-name="P4"><text:span text:style-name="T7">systèmes et des réseaux</text:span></text:p>
            <text:p text:style-name="P4"><text:span text:style-name="T7"/></text:p>
            <text:p text:style-name="P4"><text:span text:style-name="T10">2015 <text:s/>Greta Gpi2d (75)</text:span></text:p>
            <text:p text:style-name="P4"><text:span text:style-name="T11">BAC PRO SEN Télécom et Réseaux</text:span></text:p>
            <text:p text:style-name="P4"><text:span text:style-name="T7">Informatique, réseau et téléphonie</text:span></text:p>
            <text:p text:style-name="P4"><text:span text:style-name="T7"/></text:p>
            <text:p text:style-name="P4"><text:span text:style-name="T10">2012 CFA de nangis (77)</text:span></text:p>
            <text:p text:style-name="P4"><text:span text:style-name="T11">NIVEAU CAP ÉLECTRICIEN</text:span></text:p>
          </draw:text-box>
        </draw:frame>
        <draw:polygon draw:style-name="gr1" draw:text-style-name="P1" draw:layer="layout" svg:width="8.327cm" svg:height="0.027cm" svg:x="6.318cm" svg:y="2.96cm" svg:viewBox="0 0 8328 28" draw:points="0,0 8328,0 8328,28 0,28">
          <text:p/>
        </draw:polygon>
        <draw:polygon draw:style-name="gr2" draw:text-style-name="P2" draw:layer="layout" svg:width="7.535cm" svg:height="1.243cm" svg:x="6.714cm" svg:y="2.352cm" svg:viewBox="0 0 7536 1244" draw:points="0,0 7536,0 7536,1244 0,1244">
          <text:p/>
        </draw:polygon>
        <draw:frame draw:style-name="gr9" draw:text-style-name="P11" draw:layer="layout" svg:width="7.203cm" svg:height="1.263cm" svg:x="6.988cm" svg:y="2.342cm">
          <draw:text-box>
            <text:p text:style-name="P4"><text:span text:style-name="T14">MEDERIC COSSU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 style:font-pitch="variable"/>
    <style:font-face style:name="OpenSans1" svg:font-family="OpenSans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5T08:52:33.622000000</dc:date>
    <meta:editing-duration>PT20M22S</meta:editing-duration>
    <meta:editing-cycles>2</meta:editing-cycles>
    <meta:generator>LibreOffice/7.3.5.2$Windows_X86_64 LibreOffice_project/184fe81b8c8c30d8b5082578aee2fed2ea847c01</meta:generator>
    <meta:print-date>2022-08-15T08:51:14.053000000</meta:print-date>
    <meta:document-statistic meta:object-count="34"/>
  </office:meta>
</office:document-meta>
</file>